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0.910166666666667cm"/>
    </style:style>
    <style:style style:name="co6" style:family="table-column">
      <style:table-column-properties fo:break-before="auto" style:column-width="7.57766666666667cm"/>
    </style:style>
    <style:style style:name="co7" style:family="table-column">
      <style:table-column-properties fo:break-before="auto" style:column-width="2.243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48.4pt" style:use-optimal-row-height="fals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31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GN_SCO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011" table:default-cell-style-name="ce1"/>
        <table:table-column table:style-name="co1" table:number-columns-repeated="15367" table:default-cell-style-name="ce1"/>
        <table:table-row table:style-name="ro1">
          <table:table-cell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until: mn</text:p>
          </table:table-cell>
          <table:table-cell office:value-type="string" table:style-name="ce3">
            <text:p>until: 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/>
          <table:table-cell office:value-type="string" table:style-name="ce5">
            <text:p>Format 1280x720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2">
          <table:table-cell/>
          <table:table-cell office:value-type="string" table:style-name="ce5">
            <text:p>setup1 landscape</text:p>
          </table:table-cell>
          <table:table-cell office:value-type="float" office:value="840" table:style-name="ce1">
            <text:p>840</text:p>
          </table:table-cell>
          <table:table-cell office:value-type="float" office:value="14" table:formula="of:=INT(FLOOR([.C4]/60))" table:style-name="ce1">
            <text:p>14</text:p>
          </table:table-cell>
          <table:table-cell office:value-type="float" office:value="0" table:formula="of:=[.C4]-INT(FLOOR([.C4]/60))*60" table:style-name="ce1">
            <text:p>0</text:p>
          </table:table-cell>
          <table:table-cell office:value-type="string" table:style-name="ce3">
            <text:p>ACTION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table:number-columns-repeated="3" table:style-name="ce5"/>
          <table:table-cell table:style-name="ce2"/>
          <table:table-cell table:number-columns-repeated="942" table:style-name="ce5"/>
          <table:table-cell table:number-columns-repeated="15436"/>
        </table:table-row>
        <table:table-row table:style-name="ro3">
          <table:table-cell/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C6]-INT(FLOOR([.C6]/60))*60" table:style-name="ce1">
            <text:p>0</text:p>
          </table:table-cell>
          <table:table-cell office:value-type="string" table:style-name="ce6">
            <text:p>particules et chemins enregistrés 1-7, deplus en plus gros et de plus en plus rapides, les trois derniers sont des taches sur le track 0 les 4 premiers sont des chemins sur le track 1</text:p>
            <text:p>de -11'30 à -9-30 chemin horizontal</text:p>
            <text:p>de -9'30 à -8'30 triangle vers l'avant</text:p>
            <text:p>de -8'30 à -7'30 chemin vers l'avant plus chaotique</text:p>
            <text:p>de -7'30 à -6'30 dernier chemin sur T1 (montagnes vers le haut)</text:p>
            <text:p>passer à track 0 (BG) et augmenter le rayon</text:p>
            <text:p>ajouter des traits cours ou des points qui se transforment en poudre pendant que les 4 chemins sur T1 sont de plus en plus visibles avec la diminution automatique du decay</text:p>
          </table:table-cell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chemins progressivement supprimés de 1 à 7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6">
            <text:p>dessin transformé en particules sur track0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4">
          <table:table-cell/>
          <table:table-cell office:value-type="string" table:style-name="ce7">
            <text:p>setup2 points blancs et fin noire</text:p>
          </table:table-cell>
          <table:table-cell office:value-type="float" office:value="120" table:style-name="ce1">
            <text:p>120</text:p>
          </table:table-cell>
          <table:table-cell office:value-type="float" office:value="2" table:formula="of:=INT(FLOOR([.C10]/60))" table:style-name="ce1">
            <text:p>2</text:p>
          </table:table-cell>
          <table:table-cell office:value-type="float" office:value="0" table:formula="of:=[.C10]-INT(FLOOR([.C10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/>
          <table:table-cell table:number-columns-repeated="4" table:style-name="ce1"/>
          <table:table-cell table:style-name="ce6"/>
          <table:table-cell table:number-columns-repeated="942" table:style-name="ce5"/>
          <table:table-cell table:number-columns-repeated="15436"/>
        </table:table-row>
        <table:table-row table:style-name="ro2">
          <table:table-cell/>
          <table:table-cell table:style-name="ce5"/>
          <table:table-cell table:number-columns-repeated="3" table:style-name="ce1"/>
          <table:table-cell table:style-name="ce6"/>
          <table:table-cell table:number-columns-repeated="942" table:style-name="ce5"/>
          <table:table-cell table:number-columns-repeated="15436"/>
        </table:table-row>
        <table:table-row table:style-name="ro2">
          <table:table-cell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2">
          <table:table-cell/>
          <table:table-cell office:value-type="string" table:style-name="ce5">
            <text:p>setup3 vagues</text:p>
          </table:table-cell>
          <table:table-cell office:value-type="float" office:value="120" table:style-name="ce1">
            <text:p>120</text:p>
          </table:table-cell>
          <table:table-cell office:value-type="float" office:value="2" table:formula="of:=INT(FLOOR([.C14]/60))" table:style-name="ce1">
            <text:p>2</text:p>
          </table:table-cell>
          <table:table-cell office:value-type="float" office:value="0" table:formula="of:=[.C14]-INT(FLOOR([.C14]/60))*60" table:style-name="ce1">
            <text:p>0</text:p>
          </table:table-cell>
          <table:table-cell office:value-type="string" table:style-name="ce3">
            <text:p>ACTION</text:p>
          </table:table-cell>
          <table:table-cell table:number-columns-repeated="16378" table:style-name="ce1"/>
        </table:table-row>
        <table:table-row table:style-name="ro4">
          <table:table-cell/>
          <table:table-cell table:number-columns-repeated="4" table:style-name="ce1"/>
          <table:table-cell office:value-type="string" table:style-name="ce6">
            <text:p>vérifier le son pour rendre les vagues visibles</text:p>
          </table:table-cell>
          <table:table-cell table:number-columns-repeated="942" table:style-name="ce5"/>
          <table:table-cell table:number-columns-repeated="15436"/>
        </table:table-row>
        <table:table-row table:number-rows-repeated="4" table:style-name="ro2">
          <table:table-cell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2">
          <table:table-cell/>
          <table:table-cell office:value-type="string" table:style-name="ce5">
            <text:p>setup4 poisson</text:p>
          </table:table-cell>
          <table:table-cell office:value-type="float" office:value="240" table:style-name="ce1">
            <text:p>240</text:p>
          </table:table-cell>
          <table:table-cell office:value-type="float" office:value="4" table:formula="of:=INT(FLOOR([.C20]/60))" table:style-name="ce1">
            <text:p>4</text:p>
          </table:table-cell>
          <table:table-cell office:value-type="float" office:value="0" table:formula="of:=[.C20]-INT(FLOOR([.C20]/60))*60" table:style-name="ce1">
            <text:p>0</text:p>
          </table:table-cell>
          <table:table-cell office:value-type="string" table:style-name="ce3">
            <text:p>ACTION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table:number-columns-repeated="3" table:style-name="ce3"/>
          <table:table-cell office:value-type="string" table:style-name="ce6">
            <text:p>dessiner lentement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4" table:style-name="ce1"/>
          <table:table-cell table:style-name="ce6"/>
          <table:table-cell table:number-columns-repeated="942" table:style-name="ce5"/>
          <table:table-cell table:number-columns-repeated="15436"/>
        </table:table-row>
        <table:table-row table:number-rows-repeated="2" table:style-name="ro2">
          <table:table-cell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2">
          <table:table-cell/>
          <table:table-cell office:value-type="string" table:style-name="ce5">
            <text:p>setup5 oiseau</text:p>
          </table:table-cell>
          <table:table-cell office:value-type="float" office:value="180" table:style-name="ce1">
            <text:p>180</text:p>
          </table:table-cell>
          <table:table-cell office:value-type="float" office:value="3" table:formula="of:=INT(FLOOR([.C25]/60))" table:style-name="ce1">
            <text:p>3</text:p>
          </table:table-cell>
          <table:table-cell office:value-type="float" office:value="0" table:formula="of:=[.C25]-INT(FLOOR([.C25]/60))*60" table:style-name="ce1">
            <text:p>0</text:p>
          </table:table-cell>
          <table:table-cell office:value-type="string" table:style-name="ce3">
            <text:p>ACTION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table:number-columns-repeated="3" table:style-name="ce3"/>
          <table:table-cell office:value-type="string" table:style-name="ce6">
            <text:p>crossfade avec le poisson</text:p>
          </table:table-cell>
          <table:table-cell table:number-columns-repeated="942" table:style-name="ce5"/>
          <table:table-cell table:number-columns-repeated="15436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5">
            <text:p>setup6 visage</text:p>
          </table:table-cell>
          <table:table-cell office:value-type="float" office:value="240" table:style-name="ce1">
            <text:p>240</text:p>
          </table:table-cell>
          <table:table-cell office:value-type="float" office:value="4" table:formula="of:=INT(FLOOR([.C30]/60))" table:style-name="ce1">
            <text:p>4</text:p>
          </table:table-cell>
          <table:table-cell office:value-type="float" office:value="0" table:formula="of:=[.C30]-INT(FLOOR([.C30]/60))*60" table:style-name="ce1">
            <text:p>0</text:p>
          </table:table-cell>
          <table:table-cell office:value-type="string" table:style-name="ce3">
            <text:p>ACTION</text:p>
          </table:table-cell>
          <table:table-cell table:number-columns-repeated="16378" table:style-name="ce1"/>
        </table:table-row>
        <table:table-row table:style-name="ro5">
          <table:table-cell/>
          <table:table-cell table:style-name="ce1"/>
          <table:table-cell table:number-columns-repeated="3" table:style-name="ce5"/>
          <table:table-cell office:value-type="string" table:style-name="ce2">
            <text:p>dessiner yeux, bouche, cercle au dessus des yeux et bouger avec la main.</text:p>
          </table:table-cell>
          <table:table-cell table:number-columns-repeated="942" table:style-name="ce5"/>
          <table:table-cell table:number-columns-repeated="15436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Yukao Nagemi</meta:initial-creator>
    <dc:creator>Yukao Nagemi</dc:creator>
    <meta:creation-date>2018-06-20T12:39:17Z</meta:creation-date>
    <dc:date>2018-06-24T10:26:27Z</dc:date>
    <meta:print-date>2018-06-23T15:22:51Z</meta:print-date>
    <meta:editing-cycles>72</meta:editing-cycles>
    <meta:editing-duration>PT46924S</meta:editing-duration>
  </office:meta>
</office:document-meta>
</file>